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  <style:text-properties fo:font-weight="normal"/>
    </style:style>
    <style:style style:name="P2" style:family="paragraph" style:parent-style-name="Text_20_body">
      <style:paragraph-properties fo:margin-top="0.141cm" fo:margin-bottom="0cm" fo:line-height="120%" style:writing-mode="lr-tb"/>
    </style:style>
    <style:style style:name="P3" style:family="paragraph" style:parent-style-name="Text_20_body">
      <style:paragraph-properties fo:margin-top="0.353cm" fo:margin-bottom="0cm" fo:line-height="120%" style:writing-mode="lr-tb"/>
    </style:style>
    <style:style style:name="P4" style:family="paragraph" style:parent-style-name="Text_20_body">
      <style:paragraph-properties fo:margin-left="0.635cm" fo:margin-right="0cm" fo:margin-top="0.106cm" fo:margin-bottom="0cm" fo:line-height="120%" fo:text-indent="0cm" style:auto-text-indent="false" style:writing-mode="lr-tb"/>
    </style:style>
    <style:style style:name="P5" style:family="paragraph" style:parent-style-name="Text_20_body">
      <style:paragraph-properties fo:margin-left="0.635cm" fo:margin-right="0cm" fo:margin-top="0.106cm" fo:margin-bottom="0.141cm" fo:line-height="120%" fo:text-indent="0cm" style:auto-text-indent="false" style:writing-mode="lr-tb"/>
    </style:style>
    <style:style style:name="P6" style:family="paragraph" style:parent-style-name="Text_20_body">
      <style:paragraph-properties fo:margin-left="1.27cm" fo:margin-right="0cm" fo:margin-top="0.106cm" fo:margin-bottom="0cm" fo:line-height="120%" fo:text-indent="0cm" style:auto-text-indent="false" style:writing-mode="lr-tb"/>
    </style:style>
    <style:style style:name="P7" style:family="paragraph" style:parent-style-name="Text_20_body">
      <style:paragraph-properties fo:margin-left="1.905cm" fo:margin-right="0cm" fo:margin-top="0.106cm" fo:margin-bottom="0cm" fo:line-height="120%" fo:text-indent="0cm" style:auto-text-indent="false" style:writing-mode="lr-tb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imes New Roman1" fo:font-size="11pt" fo:font-style="normal" style:text-underline-style="none" fo:font-weight="normal" style:text-blinking="false" fo:background-color="transparent"/>
    </style:style>
    <style:style style:name="P11" style:family="paragraph" style:parent-style-name="Heading_20_1">
      <style:paragraph-properties fo:margin-top="0.847cm" fo:margin-bottom="0.212cm" fo:line-height="138%" style:writing-mode="lr-tb"/>
      <style:text-properties fo:font-variant="normal" fo:text-transform="none" fo:color="#000000" style:text-line-through-style="none" style:font-name="Arial1" fo:font-size="23pt" fo:font-style="normal" style:text-underline-style="none" fo:font-weight="bold" style:text-blinking="false" fo:background-color="transparent"/>
    </style:style>
    <style:style style:name="P12" style:family="paragraph" style:parent-style-name="Heading_20_1">
      <style:paragraph-properties fo:margin-top="0.706cm" fo:margin-bottom="0.212cm" fo:line-height="138%" style:writing-mode="lr-tb"/>
      <style:text-properties fo:font-variant="normal" fo:text-transform="none" fo:color="#000000" style:text-line-through-style="none" style:font-name="Arial1" fo:font-size="20pt" fo:font-style="normal" style:text-underline-style="none" fo:font-weight="bold" style:text-blinking="false" fo:background-color="transparent"/>
    </style:style>
    <style:style style:name="P13" style:family="paragraph" style:parent-style-name="Heading_20_4">
      <style:paragraph-properties fo:margin-top="0.423cm" fo:margin-bottom="0.071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14" style:family="paragraph" style:parent-style-name="Heading_20_2">
      <style:paragraph-properties fo:margin-top="0.635cm" fo:margin-bottom="0.141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bold" style:text-blinking="false" fo:background-color="transparent"/>
    </style:style>
    <style:style style:name="P15" style:family="paragraph" style:parent-style-name="Heading_20_2">
      <style:paragraph-properties fo:margin-top="0.635cm" fo:margin-bottom="0.141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Heading_20_2">
      <style:paragraph-properties fo:margin-top="0.494cm" fo:margin-bottom="0.212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Heading_20_3">
      <style:paragraph-properties fo:margin-top="0.564cm" fo:margin-bottom="0.141cm" fo:line-height="138%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normal" style:text-blinking="false" fo:background-color="transparent"/>
    </style:style>
    <style:style style:name="P18" style:family="paragraph" style:parent-style-name="Heading_20_3">
      <style:paragraph-properties fo:margin-top="0.564cm" fo:margin-bottom="0.141cm" fo:line-height="138%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9" style:family="paragraph" style:parent-style-name="Heading_20_3">
      <style:paragraph-properties fo:margin-top="0.564cm" fo:margin-bottom="0.141cm" fo:line-height="138%" style:writing-mode="lr-tb"/>
      <style:text-properties fo:font-weight="normal"/>
    </style:style>
    <style:style style:name="P20" style:family="paragraph" style:parent-style-name="Heading_20_3">
      <style:paragraph-properties fo:margin-top="0.494cm" fo:margin-bottom="0.141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434343" style:text-line-through-style="none" style:font-name="Arial1" fo:font-size="14pt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434343" style:text-line-through-style="none" style:text-underline-style="none" style:text-blinking="false" fo:background-color="transparent"/>
    </style:style>
    <style:style style:name="T8" style:family="text">
      <style:text-properties style:font-name="Arial1" fo:font-size="11pt" fo:font-style="normal" fo:font-weight="normal"/>
    </style:style>
    <style:style style:name="T9" style:family="text">
      <style:text-properties style:font-name="Arial1" fo:font-size="17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469f008-7fff-f40f-3f5b-17bc9a70b8bb"/><text:line-break/><text:span text:style-name="T1"></text:span></text:p>
      <text:p text:style-name="P2"><text:a xlink:type="simple" xlink:href="https://docs.google.com/document/d/1QjmHER11Q2q9azM5jHSratm-18tdzaSwYDOkENpfK-U/edit#heading=h.fv3gs38nn6kh" text:style-name="Internet_20_link" text:visited-style-name="Visited_20_Internet_20_Link"><text:span text:style-name="T4">Definición de ingeniería de software.</text:span></text:a><text:a xlink:type="simple" xlink:href="https://docs.google.com/document/d/1QjmHER11Q2q9azM5jHSratm-18tdzaSwYDOkENpfK-U/edit#heading=h.fv3gs38nn6kh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fv3gs38nn6kh" text:style-name="Internet_20_link" text:visited-style-name="Visited_20_Internet_20_Link"><text:span text:style-name="T4">2</text:span></text:a></text:p>
      <text:p text:style-name="P3"><text:a xlink:type="simple" xlink:href="https://docs.google.com/document/d/1QjmHER11Q2q9azM5jHSratm-18tdzaSwYDOkENpfK-U/edit#heading=h.rhvjlgegpgpl" text:style-name="Internet_20_link" text:visited-style-name="Visited_20_Internet_20_Link"><text:span text:style-name="T4">Características de calidad de software.</text:span></text:a><text:a xlink:type="simple" xlink:href="https://docs.google.com/document/d/1QjmHER11Q2q9azM5jHSratm-18tdzaSwYDOkENpfK-U/edit#heading=h.rhvjlgegpgpl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rhvjlgegpgpl" text:style-name="Internet_20_link" text:visited-style-name="Visited_20_Internet_20_Link"><text:span text:style-name="T4">2</text:span></text:a></text:p>
      <text:p text:style-name="P4"><text:a xlink:type="simple" xlink:href="https://docs.google.com/document/d/1QjmHER11Q2q9azM5jHSratm-18tdzaSwYDOkENpfK-U/edit#heading=h.wfy84duj29y9" text:style-name="Internet_20_link" text:visited-style-name="Visited_20_Internet_20_Link"><text:span text:style-name="T3">Calidad del software FUMEPC:</text:span></text:a><text:a xlink:type="simple" xlink:href="https://docs.google.com/document/d/1QjmHER11Q2q9azM5jHSratm-18tdzaSwYDOkENpfK-U/edit#heading=h.wfy84duj29y9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wfy84duj29y9" text:style-name="Internet_20_link" text:visited-style-name="Visited_20_Internet_20_Link"><text:span text:style-name="T3">2</text:span></text:a></text:p>
      <text:p text:style-name="P6"><text:a xlink:type="simple" xlink:href="https://docs.google.com/document/d/1QjmHER11Q2q9azM5jHSratm-18tdzaSwYDOkENpfK-U/edit#heading=h.5ni7r7wozhg3" text:style-name="Internet_20_link" text:visited-style-name="Visited_20_Internet_20_Link"><text:span text:style-name="T3">Funcionalidad:</text:span></text:a><text:a xlink:type="simple" xlink:href="https://docs.google.com/document/d/1QjmHER11Q2q9azM5jHSratm-18tdzaSwYDOkENpfK-U/edit#heading=h.5ni7r7wozhg3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5ni7r7wozhg3" text:style-name="Internet_20_link" text:visited-style-name="Visited_20_Internet_20_Link"><text:span text:style-name="T3">2</text:span></text:a></text:p>
      <text:p text:style-name="P6"><text:a xlink:type="simple" xlink:href="https://docs.google.com/document/d/1QjmHER11Q2q9azM5jHSratm-18tdzaSwYDOkENpfK-U/edit#heading=h.8ggok7es67vy" text:style-name="Internet_20_link" text:visited-style-name="Visited_20_Internet_20_Link"><text:span text:style-name="T3">Usabilidad:</text:span></text:a><text:a xlink:type="simple" xlink:href="https://docs.google.com/document/d/1QjmHER11Q2q9azM5jHSratm-18tdzaSwYDOkENpfK-U/edit#heading=h.8ggok7es67vy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8ggok7es67vy" text:style-name="Internet_20_link" text:visited-style-name="Visited_20_Internet_20_Link"><text:span text:style-name="T3">2</text:span></text:a></text:p>
      <text:p text:style-name="P6"><text:a xlink:type="simple" xlink:href="https://docs.google.com/document/d/1QjmHER11Q2q9azM5jHSratm-18tdzaSwYDOkENpfK-U/edit#heading=h.68t81pcvcsmm" text:style-name="Internet_20_link" text:visited-style-name="Visited_20_Internet_20_Link"><text:span text:style-name="T3">Eficiencia:</text:span></text:a><text:a xlink:type="simple" xlink:href="https://docs.google.com/document/d/1QjmHER11Q2q9azM5jHSratm-18tdzaSwYDOkENpfK-U/edit#heading=h.68t81pcvcsmm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68t81pcvcsmm" text:style-name="Internet_20_link" text:visited-style-name="Visited_20_Internet_20_Link"><text:span text:style-name="T3">3</text:span></text:a></text:p>
      <text:p text:style-name="P6"><text:a xlink:type="simple" xlink:href="https://docs.google.com/document/d/1QjmHER11Q2q9azM5jHSratm-18tdzaSwYDOkENpfK-U/edit#heading=h.mlfrgst8tvsg" text:style-name="Internet_20_link" text:visited-style-name="Visited_20_Internet_20_Link"><text:span text:style-name="T3">Confiabilidad:</text:span></text:a><text:a xlink:type="simple" xlink:href="https://docs.google.com/document/d/1QjmHER11Q2q9azM5jHSratm-18tdzaSwYDOkENpfK-U/edit#heading=h.mlfrgst8tvsg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mlfrgst8tvsg" text:style-name="Internet_20_link" text:visited-style-name="Visited_20_Internet_20_Link"><text:span text:style-name="T3">3</text:span></text:a></text:p>
      <text:p text:style-name="P6"><text:a xlink:type="simple" xlink:href="https://docs.google.com/document/d/1QjmHER11Q2q9azM5jHSratm-18tdzaSwYDOkENpfK-U/edit#heading=h.2qcvi17zz7z2" text:style-name="Internet_20_link" text:visited-style-name="Visited_20_Internet_20_Link"><text:span text:style-name="T3">Mantenibilidad:</text:span></text:a><text:a xlink:type="simple" xlink:href="https://docs.google.com/document/d/1QjmHER11Q2q9azM5jHSratm-18tdzaSwYDOkENpfK-U/edit#heading=h.2qcvi17zz7z2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2qcvi17zz7z2" text:style-name="Internet_20_link" text:visited-style-name="Visited_20_Internet_20_Link"><text:span text:style-name="T3">3</text:span></text:a></text:p>
      <text:p text:style-name="P6"><text:a xlink:type="simple" xlink:href="https://docs.google.com/document/d/1QjmHER11Q2q9azM5jHSratm-18tdzaSwYDOkENpfK-U/edit#heading=h.21ew8c3y655v" text:style-name="Internet_20_link" text:visited-style-name="Visited_20_Internet_20_Link"><text:span text:style-name="T3">Portabilidad:</text:span></text:a><text:a xlink:type="simple" xlink:href="https://docs.google.com/document/d/1QjmHER11Q2q9azM5jHSratm-18tdzaSwYDOkENpfK-U/edit#heading=h.21ew8c3y655v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21ew8c3y655v" text:style-name="Internet_20_link" text:visited-style-name="Visited_20_Internet_20_Link"><text:span text:style-name="T3">3</text:span></text:a></text:p>
      <text:p text:style-name="P3"><text:a xlink:type="simple" xlink:href="https://docs.google.com/document/d/1QjmHER11Q2q9azM5jHSratm-18tdzaSwYDOkENpfK-U/edit#heading=h.j5uqbsn5nr4u" text:style-name="Internet_20_link" text:visited-style-name="Visited_20_Internet_20_Link"><text:span text:style-name="T4">Niveles y tipos de requerimientos funcionales</text:span></text:a><text:a xlink:type="simple" xlink:href="https://docs.google.com/document/d/1QjmHER11Q2q9azM5jHSratm-18tdzaSwYDOkENpfK-U/edit#heading=h.j5uqbsn5nr4u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j5uqbsn5nr4u" text:style-name="Internet_20_link" text:visited-style-name="Visited_20_Internet_20_Link"><text:span text:style-name="T4">3</text:span></text:a></text:p>
      <text:p text:style-name="P4"><text:a xlink:type="simple" xlink:href="https://docs.google.com/document/d/1QjmHER11Q2q9azM5jHSratm-18tdzaSwYDOkENpfK-U/edit#heading=h.9xen9pj9kjgo" text:style-name="Internet_20_link" text:visited-style-name="Visited_20_Internet_20_Link"><text:span text:style-name="T3">Requerimientos de Negocio:</text:span></text:a><text:a xlink:type="simple" xlink:href="https://docs.google.com/document/d/1QjmHER11Q2q9azM5jHSratm-18tdzaSwYDOkENpfK-U/edit#heading=h.9xen9pj9kjgo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9xen9pj9kjgo" text:style-name="Internet_20_link" text:visited-style-name="Visited_20_Internet_20_Link"><text:span text:style-name="T3">3</text:span></text:a></text:p>
      <text:p text:style-name="P4"><text:a xlink:type="simple" xlink:href="https://docs.google.com/document/d/1QjmHER11Q2q9azM5jHSratm-18tdzaSwYDOkENpfK-U/edit#heading=h.j9iaxleibwxw" text:style-name="Internet_20_link" text:visited-style-name="Visited_20_Internet_20_Link"><text:span text:style-name="T3">Requerimientos del Usuario:</text:span></text:a><text:a xlink:type="simple" xlink:href="https://docs.google.com/document/d/1QjmHER11Q2q9azM5jHSratm-18tdzaSwYDOkENpfK-U/edit#heading=h.j9iaxleibwxw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j9iaxleibwxw" text:style-name="Internet_20_link" text:visited-style-name="Visited_20_Internet_20_Link"><text:span text:style-name="T3">3</text:span></text:a></text:p>
      <text:p text:style-name="P4"><text:a xlink:type="simple" xlink:href="https://docs.google.com/document/d/1QjmHER11Q2q9azM5jHSratm-18tdzaSwYDOkENpfK-U/edit#heading=h.p31cnnt5fe28" text:style-name="Internet_20_link" text:visited-style-name="Visited_20_Internet_20_Link"><text:span text:style-name="T3">Requerimientos de Sistema</text:span></text:a><text:a xlink:type="simple" xlink:href="https://docs.google.com/document/d/1QjmHER11Q2q9azM5jHSratm-18tdzaSwYDOkENpfK-U/edit#heading=h.p31cnnt5fe28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p31cnnt5fe28" text:style-name="Internet_20_link" text:visited-style-name="Visited_20_Internet_20_Link"><text:span text:style-name="T3">3</text:span></text:a></text:p>
      <text:p text:style-name="P7"><text:a xlink:type="simple" xlink:href="https://docs.google.com/document/d/1QjmHER11Q2q9azM5jHSratm-18tdzaSwYDOkENpfK-U/edit#heading=h.5bxbqzu8z6q2" text:style-name="Internet_20_link" text:visited-style-name="Visited_20_Internet_20_Link"><text:span text:style-name="T3">Requerimientos Funcionales:</text:span></text:a><text:a xlink:type="simple" xlink:href="https://docs.google.com/document/d/1QjmHER11Q2q9azM5jHSratm-18tdzaSwYDOkENpfK-U/edit#heading=h.5bxbqzu8z6q2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5bxbqzu8z6q2" text:style-name="Internet_20_link" text:visited-style-name="Visited_20_Internet_20_Link"><text:span text:style-name="T3">3</text:span></text:a></text:p>
      <text:p text:style-name="P7"><text:a xlink:type="simple" xlink:href="https://docs.google.com/document/d/1QjmHER11Q2q9azM5jHSratm-18tdzaSwYDOkENpfK-U/edit#heading=h.w9wdiog8qf56" text:style-name="Internet_20_link" text:visited-style-name="Visited_20_Internet_20_Link"><text:span text:style-name="T3">Requerimientos no funcionales:</text:span></text:a><text:a xlink:type="simple" xlink:href="https://docs.google.com/document/d/1QjmHER11Q2q9azM5jHSratm-18tdzaSwYDOkENpfK-U/edit#heading=h.w9wdiog8qf56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w9wdiog8qf56" text:style-name="Internet_20_link" text:visited-style-name="Visited_20_Internet_20_Link"><text:span text:style-name="T3">3</text:span></text:a></text:p>
      <text:p text:style-name="P4"><text:a xlink:type="simple" xlink:href="https://docs.google.com/document/d/1QjmHER11Q2q9azM5jHSratm-18tdzaSwYDOkENpfK-U/edit#heading=h.eu3ryr9z5xv9" text:style-name="Internet_20_link" text:visited-style-name="Visited_20_Internet_20_Link"><text:span text:style-name="T3">Características de requerimientos CCCNAV</text:span></text:a><text:a xlink:type="simple" xlink:href="https://docs.google.com/document/d/1QjmHER11Q2q9azM5jHSratm-18tdzaSwYDOkENpfK-U/edit#heading=h.eu3ryr9z5xv9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eu3ryr9z5xv9" text:style-name="Internet_20_link" text:visited-style-name="Visited_20_Internet_20_Link"><text:span text:style-name="T3">4</text:span></text:a></text:p>
      <text:p text:style-name="P6"><text:a xlink:type="simple" xlink:href="https://docs.google.com/document/d/1QjmHER11Q2q9azM5jHSratm-18tdzaSwYDOkENpfK-U/edit#heading=h.bkda6g1c570i" text:style-name="Internet_20_link" text:visited-style-name="Visited_20_Internet_20_Link"><text:span text:style-name="T3">No ambiguo:</text:span></text:a><text:a xlink:type="simple" xlink:href="https://docs.google.com/document/d/1QjmHER11Q2q9azM5jHSratm-18tdzaSwYDOkENpfK-U/edit#heading=h.bkda6g1c570i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bkda6g1c570i" text:style-name="Internet_20_link" text:visited-style-name="Visited_20_Internet_20_Link"><text:span text:style-name="T3">4</text:span></text:a></text:p>
      <text:p text:style-name="P6"><text:a xlink:type="simple" xlink:href="https://docs.google.com/document/d/1QjmHER11Q2q9azM5jHSratm-18tdzaSwYDOkENpfK-U/edit#heading=h.vw6u9r74ne35" text:style-name="Internet_20_link" text:visited-style-name="Visited_20_Internet_20_Link"><text:span text:style-name="T3">Conciso:</text:span></text:a><text:a xlink:type="simple" xlink:href="https://docs.google.com/document/d/1QjmHER11Q2q9azM5jHSratm-18tdzaSwYDOkENpfK-U/edit#heading=h.vw6u9r74ne35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vw6u9r74ne35" text:style-name="Internet_20_link" text:visited-style-name="Visited_20_Internet_20_Link"><text:span text:style-name="T3">4</text:span></text:a></text:p>
      <text:p text:style-name="P6"><text:a xlink:type="simple" xlink:href="https://docs.google.com/document/d/1QjmHER11Q2q9azM5jHSratm-18tdzaSwYDOkENpfK-U/edit#heading=h.amyplvu18hw5" text:style-name="Internet_20_link" text:visited-style-name="Visited_20_Internet_20_Link"><text:span text:style-name="T3">Consistente:</text:span></text:a><text:a xlink:type="simple" xlink:href="https://docs.google.com/document/d/1QjmHER11Q2q9azM5jHSratm-18tdzaSwYDOkENpfK-U/edit#heading=h.amyplvu18hw5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amyplvu18hw5" text:style-name="Internet_20_link" text:visited-style-name="Visited_20_Internet_20_Link"><text:span text:style-name="T3">4</text:span></text:a></text:p>
      <text:p text:style-name="P6"><text:a xlink:type="simple" xlink:href="https://docs.google.com/document/d/1QjmHER11Q2q9azM5jHSratm-18tdzaSwYDOkENpfK-U/edit#heading=h.9v22eugphhgk" text:style-name="Internet_20_link" text:visited-style-name="Visited_20_Internet_20_Link"><text:span text:style-name="T3">Completo:</text:span></text:a><text:a xlink:type="simple" xlink:href="https://docs.google.com/document/d/1QjmHER11Q2q9azM5jHSratm-18tdzaSwYDOkENpfK-U/edit#heading=h.9v22eugphhgk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9v22eugphhgk" text:style-name="Internet_20_link" text:visited-style-name="Visited_20_Internet_20_Link"><text:span text:style-name="T3">4</text:span></text:a></text:p>
      <text:p text:style-name="P6"><text:a xlink:type="simple" xlink:href="https://docs.google.com/document/d/1QjmHER11Q2q9azM5jHSratm-18tdzaSwYDOkENpfK-U/edit#heading=h.1cdw7hykj0v" text:style-name="Internet_20_link" text:visited-style-name="Visited_20_Internet_20_Link"><text:span text:style-name="T3">Alcanzable:</text:span></text:a><text:a xlink:type="simple" xlink:href="https://docs.google.com/document/d/1QjmHER11Q2q9azM5jHSratm-18tdzaSwYDOkENpfK-U/edit#heading=h.1cdw7hykj0v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1cdw7hykj0v" text:style-name="Internet_20_link" text:visited-style-name="Visited_20_Internet_20_Link"><text:span text:style-name="T3">4</text:span></text:a></text:p>
      <text:p text:style-name="P6"><text:a xlink:type="simple" xlink:href="https://docs.google.com/document/d/1QjmHER11Q2q9azM5jHSratm-18tdzaSwYDOkENpfK-U/edit#heading=h.2l47j6d3w5mw" text:style-name="Internet_20_link" text:visited-style-name="Visited_20_Internet_20_Link"><text:span text:style-name="T3">Verificable:</text:span></text:a><text:a xlink:type="simple" xlink:href="https://docs.google.com/document/d/1QjmHER11Q2q9azM5jHSratm-18tdzaSwYDOkENpfK-U/edit#heading=h.2l47j6d3w5mw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2l47j6d3w5mw" text:style-name="Internet_20_link" text:visited-style-name="Visited_20_Internet_20_Link"><text:span text:style-name="T3">4</text:span></text:a></text:p>
      <text:p text:style-name="P3"><text:a xlink:type="simple" xlink:href="https://docs.google.com/document/d/1QjmHER11Q2q9azM5jHSratm-18tdzaSwYDOkENpfK-U/edit#heading=h.62qhwpx9zmdg" text:style-name="Internet_20_link" text:visited-style-name="Visited_20_Internet_20_Link"><text:span text:style-name="T4">Ciclo de vida del software, tipos.</text:span></text:a><text:a xlink:type="simple" xlink:href="https://docs.google.com/document/d/1QjmHER11Q2q9azM5jHSratm-18tdzaSwYDOkENpfK-U/edit#heading=h.62qhwpx9zmdg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62qhwpx9zmdg" text:style-name="Internet_20_link" text:visited-style-name="Visited_20_Internet_20_Link"><text:span text:style-name="T4">4</text:span></text:a></text:p>
      <text:p text:style-name="P4"><text:a xlink:type="simple" xlink:href="https://docs.google.com/document/d/1QjmHER11Q2q9azM5jHSratm-18tdzaSwYDOkENpfK-U/edit#heading=h.yr5wwep74s4j" text:style-name="Internet_20_link" text:visited-style-name="Visited_20_Internet_20_Link"><text:span text:style-name="T3">Ciclo de vida</text:span></text:a><text:a xlink:type="simple" xlink:href="https://docs.google.com/document/d/1QjmHER11Q2q9azM5jHSratm-18tdzaSwYDOkENpfK-U/edit#heading=h.yr5wwep74s4j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yr5wwep74s4j" text:style-name="Internet_20_link" text:visited-style-name="Visited_20_Internet_20_Link"><text:span text:style-name="T3">4</text:span></text:a></text:p>
      <text:p text:style-name="P4"><text:a xlink:type="simple" xlink:href="https://docs.google.com/document/d/1QjmHER11Q2q9azM5jHSratm-18tdzaSwYDOkENpfK-U/edit#heading=h.a64lpy8r11a4" text:style-name="Internet_20_link" text:visited-style-name="Visited_20_Internet_20_Link"><text:span text:style-name="T3">Ciclo de vida scrum</text:span></text:a><text:a xlink:type="simple" xlink:href="https://docs.google.com/document/d/1QjmHER11Q2q9azM5jHSratm-18tdzaSwYDOkENpfK-U/edit#heading=h.a64lpy8r11a4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a64lpy8r11a4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uu1vve8i49i8" text:style-name="Internet_20_link" text:visited-style-name="Visited_20_Internet_20_Link"><text:span text:style-name="T3">Scrum master:</text:span></text:a><text:a xlink:type="simple" xlink:href="https://docs.google.com/document/d/1QjmHER11Q2q9azM5jHSratm-18tdzaSwYDOkENpfK-U/edit#heading=h.uu1vve8i49i8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uu1vve8i49i8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hceik9gja5e5" text:style-name="Internet_20_link" text:visited-style-name="Visited_20_Internet_20_Link"><text:span text:style-name="T3">Equipo scrum</text:span></text:a><text:a xlink:type="simple" xlink:href="https://docs.google.com/document/d/1QjmHER11Q2q9azM5jHSratm-18tdzaSwYDOkENpfK-U/edit#heading=h.hceik9gja5e5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hceik9gja5e5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g0a60fue8md6" text:style-name="Internet_20_link" text:visited-style-name="Visited_20_Internet_20_Link"><text:span text:style-name="T3">Producto owner:</text:span></text:a><text:a xlink:type="simple" xlink:href="https://docs.google.com/document/d/1QjmHER11Q2q9azM5jHSratm-18tdzaSwYDOkENpfK-U/edit#heading=h.g0a60fue8md6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g0a60fue8md6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j2kjnhwf0355" text:style-name="Internet_20_link" text:visited-style-name="Visited_20_Internet_20_Link"><text:span text:style-name="T3">Blacklog</text:span></text:a><text:a xlink:type="simple" xlink:href="https://docs.google.com/document/d/1QjmHER11Q2q9azM5jHSratm-18tdzaSwYDOkENpfK-U/edit#heading=h.j2kjnhwf0355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j2kjnhwf0355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qipgy52cmta" text:style-name="Internet_20_link" text:visited-style-name="Visited_20_Internet_20_Link"><text:span text:style-name="T3">Sprints</text:span></text:a><text:a xlink:type="simple" xlink:href="https://docs.google.com/document/d/1QjmHER11Q2q9azM5jHSratm-18tdzaSwYDOkENpfK-U/edit#heading=h.qipgy52cmta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qipgy52cmta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s4qvd52hvh1i" text:style-name="Internet_20_link" text:visited-style-name="Visited_20_Internet_20_Link"><text:span text:style-name="T3">Scrum poker</text:span></text:a><text:a xlink:type="simple" xlink:href="https://docs.google.com/document/d/1QjmHER11Q2q9azM5jHSratm-18tdzaSwYDOkENpfK-U/edit#heading=h.s4qvd52hvh1i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s4qvd52hvh1i" text:style-name="Internet_20_link" text:visited-style-name="Visited_20_Internet_20_Link"><text:span text:style-name="T3">5</text:span></text:a></text:p>
      <text:p text:style-name="P6"><text:a xlink:type="simple" xlink:href="https://docs.google.com/document/d/1QjmHER11Q2q9azM5jHSratm-18tdzaSwYDOkENpfK-U/edit#heading=h.t3lp9puio0fy" text:style-name="Internet_20_link" text:visited-style-name="Visited_20_Internet_20_Link"><text:span text:style-name="T3">Dayly scrum meeting</text:span></text:a><text:a xlink:type="simple" xlink:href="https://docs.google.com/document/d/1QjmHER11Q2q9azM5jHSratm-18tdzaSwYDOkENpfK-U/edit#heading=h.t3lp9puio0fy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t3lp9puio0fy" text:style-name="Internet_20_link" text:visited-style-name="Visited_20_Internet_20_Link"><text:span text:style-name="T3">5</text:span></text:a></text:p>
      <text:p text:style-name="P4"><text:a xlink:type="simple" xlink:href="https://docs.google.com/document/d/1QjmHER11Q2q9azM5jHSratm-18tdzaSwYDOkENpfK-U/edit#heading=h.6no5icxowe0u" text:style-name="Internet_20_link" text:visited-style-name="Visited_20_Internet_20_Link"><text:span text:style-name="T3">Cascada</text:span></text:a><text:a xlink:type="simple" xlink:href="https://docs.google.com/document/d/1QjmHER11Q2q9azM5jHSratm-18tdzaSwYDOkENpfK-U/edit#heading=h.6no5icxowe0u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6no5icxowe0u" text:style-name="Internet_20_link" text:visited-style-name="Visited_20_Internet_20_Link"><text:span text:style-name="T3">5</text:span></text:a></text:p>
      <text:p text:style-name="P4"><text:a xlink:type="simple" xlink:href="https://docs.google.com/document/d/1QjmHER11Q2q9azM5jHSratm-18tdzaSwYDOkENpfK-U/edit#heading=h.rfmejl3c0uyc" text:style-name="Internet_20_link" text:visited-style-name="Visited_20_Internet_20_Link"><text:span text:style-name="T3">Iterativo o incremental</text:span></text:a><text:a xlink:type="simple" xlink:href="https://docs.google.com/document/d/1QjmHER11Q2q9azM5jHSratm-18tdzaSwYDOkENpfK-U/edit#heading=h.rfmejl3c0uyc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rfmejl3c0uyc" text:style-name="Internet_20_link" text:visited-style-name="Visited_20_Internet_20_Link"><text:span text:style-name="T3">5</text:span></text:a></text:p>
      <text:p text:style-name="P4"><text:soft-page-break/><text:a xlink:type="simple" xlink:href="https://docs.google.com/document/d/1QjmHER11Q2q9azM5jHSratm-18tdzaSwYDOkENpfK-U/edit#heading=h.y2aaeqjgyphx" text:style-name="Internet_20_link" text:visited-style-name="Visited_20_Internet_20_Link"><text:span text:style-name="T3">Evolutivo</text:span></text:a><text:a xlink:type="simple" xlink:href="https://docs.google.com/document/d/1QjmHER11Q2q9azM5jHSratm-18tdzaSwYDOkENpfK-U/edit#heading=h.y2aaeqjgyphx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y2aaeqjgyphx" text:style-name="Internet_20_link" text:visited-style-name="Visited_20_Internet_20_Link"><text:span text:style-name="T3">5</text:span></text:a></text:p>
      <text:p text:style-name="P3"><text:a xlink:type="simple" xlink:href="https://docs.google.com/document/d/1QjmHER11Q2q9azM5jHSratm-18tdzaSwYDOkENpfK-U/edit#heading=h.r2jk7pum6jr" text:style-name="Internet_20_link" text:visited-style-name="Visited_20_Internet_20_Link"><text:span text:style-name="T4">Herramientas de gestión de proyectos.</text:span></text:a><text:a xlink:type="simple" xlink:href="https://docs.google.com/document/d/1QjmHER11Q2q9azM5jHSratm-18tdzaSwYDOkENpfK-U/edit#heading=h.r2jk7pum6jr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r2jk7pum6jr" text:style-name="Internet_20_link" text:visited-style-name="Visited_20_Internet_20_Link"><text:span text:style-name="T4">6</text:span></text:a></text:p>
      <text:p text:style-name="P4"><text:a xlink:type="simple" xlink:href="https://docs.google.com/document/d/1QjmHER11Q2q9azM5jHSratm-18tdzaSwYDOkENpfK-U/edit#heading=h.9ypjpjrmxiga" text:style-name="Internet_20_link" text:visited-style-name="Visited_20_Internet_20_Link"><text:span text:style-name="T1">– </text:span></text:a><text:a xlink:type="simple" xlink:href="https://docs.google.com/document/d/1QjmHER11Q2q9azM5jHSratm-18tdzaSwYDOkENpfK-U/edit#heading=h.9ypjpjrmxiga" text:style-name="Internet_20_link" text:visited-style-name="Visited_20_Internet_20_Link"><text:span text:style-name="T3">Implementación de repositorio y control de versiones</text:span></text:a><text:a xlink:type="simple" xlink:href="https://docs.google.com/document/d/1QjmHER11Q2q9azM5jHSratm-18tdzaSwYDOkENpfK-U/edit#heading=h.9ypjpjrmxiga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9ypjpjrmxiga" text:style-name="Internet_20_link" text:visited-style-name="Visited_20_Internet_20_Link"><text:span text:style-name="T3">6</text:span></text:a></text:p>
      <text:p text:style-name="P5"><text:a xlink:type="simple" xlink:href="https://docs.google.com/document/d/1QjmHER11Q2q9azM5jHSratm-18tdzaSwYDOkENpfK-U/edit#heading=h.ckmqp91ieyz4" text:style-name="Internet_20_link" text:visited-style-name="Visited_20_Internet_20_Link"><text:span text:style-name="T1">– </text:span></text:a><text:a xlink:type="simple" xlink:href="https://docs.google.com/document/d/1QjmHER11Q2q9azM5jHSratm-18tdzaSwYDOkENpfK-U/edit#heading=h.ckmqp91ieyz4" text:style-name="Internet_20_link" text:visited-style-name="Visited_20_Internet_20_Link"><text:span text:style-name="T3">Seguimiento de incidentes y control de solicitudes de cambio</text:span></text:a><text:a xlink:type="simple" xlink:href="https://docs.google.com/document/d/1QjmHER11Q2q9azM5jHSratm-18tdzaSwYDOkENpfK-U/edit#heading=h.ckmqp91ieyz4" text:style-name="Internet_20_link" text:visited-style-name="Visited_20_Internet_20_Link"><text:span text:style-name="T2"> </text:span></text:a><text:a xlink:type="simple" xlink:href="https://docs.google.com/document/d/1QjmHER11Q2q9azM5jHSratm-18tdzaSwYDOkENpfK-U/edit#heading=h.ckmqp91ieyz4" text:style-name="Internet_20_link" text:visited-style-name="Visited_20_Internet_20_Link"><text:span text:style-name="T3">6</text:span></text:a><text:span text:style-name="T2"></text:span></text:p>
      <text:h text:style-name="P11" text:outline-level="1">Definición de ingeniería de software.</text:h>
      <text:p text:style-name="P8">Aplicación disciplinada de principios de ingeniería, ciencia y matemática, métodos y herramientas a la producción económica de software.. Humphrey]</text:p>
      <text:h text:style-name="P11" text:outline-level="1">Características de calidad de software.</text:h>
      <text:h text:style-name="P14" text:outline-level="2">Calidad del software FUMEPC: </text:h>
      <text:p text:style-name="P8">-es un conjunto de características de un producto que satisfacen las necesidades de</text:p>
      <text:p text:style-name="P8">los clientes y, en consecuencia, hacen satisfactorio el producto</text:p>
      <text:h text:style-name="P17" text:outline-level="3">Funcionalidad: </text:h>
      <text:p text:style-name="P8">Cumplir con las necesidades del cliente y poder satisfacer al mismo en la mayor cantidad de ámbitos posibles y de la mejor manera</text:p>
      <text:h text:style-name="P17" text:outline-level="3">Usabilidad: </text:h>
      <text:p text:style-name="P8">El software debería ser fácil de usar, y rápido de aprender a maniobrar con el mismo</text:p>
      <text:h text:style-name="P17" text:outline-level="3">Eficiencia:</text:h>
      <text:p text:style-name="P8">Que realice sus tareas en el menor tiempo posible, de la mejor manera. Ante un problema del sistema el mismo deberá poder revertir las operaciones</text:p>
      <text:h text:style-name="P17" text:outline-level="3">Confiabilidad: </text:h>
      <text:p text:style-name="P8">Debe brindarle confianza al usuario. El mismo debería poder confiar plenamente en que el funcionamiento del programa es correcto</text:p>
      <text:h text:style-name="P17" text:outline-level="3">Mantenibilidad: </text:h>
      <text:p text:style-name="P8">El código debe ser mantenible. Deben haber comentarios, nombres nemotécnicos y mas que nada se deberán unificar funcionalidades</text:p>
      <text:h text:style-name="P17" text:outline-level="3"><text:soft-page-break/>Portabilidad: </text:h>
      <text:p text:style-name="P8">Debe ser fácil de instalar y poder coexistir con otros sistemas. Debe tener facilidad de instalación y pocas restricciones</text:p>
      <text:h text:style-name="P12" text:outline-level="1">Niveles y tipos de requerimientos funcionales</text:h>
      <text:h text:style-name="P16" text:outline-level="2">Requerimientos de Negocio:</text:h>
      <text:p text:style-name="P8">Representan los objetivos de alto nivel que la organización o cliente requiere. Estos requerimientos provienen en general de los dueños, administradores, gerentes o patrocinadores del proyecto. Incluyen los objetivos del negocio, la visión del producto y el alcance del proyecto. Estos son los más importantes.</text:p>
      <text:h text:style-name="P16" text:outline-level="2">Requerimientos del Usuario:</text:h>
      <text:p text:style-name="P8">Especifican las tareas que los usuarios esperan poder realizar con el sistema, así como también los atributos o características que el sistema deberá mostrar para satisfacer las necesidades del usuario.</text:p>
      <text:h text:style-name="P16" text:outline-level="2">Requerimientos de Sistema</text:h>
      <text:p text:style-name="P8">Definición detallada de las funciones, servicios y restricciones operativas del sistema</text:p>
      <text:h text:style-name="P13" text:outline-level="4">Requerimientos Funcionales:</text:h>
      <text:p text:style-name="P8">Los requerimientos funcionales describen el comportamiento o funcionalidades que el producto debe mostrar ante cada condición específica.</text:p>
      <text:h text:style-name="P13" text:outline-level="4">Requerimientos no funcionales:</text:h>
      <text:p text:style-name="P8">Los requerimientos no funcionales describen las propiedades o restricciones sobre el comportamiento del sistema. </text:p>
      <text:h text:style-name="P16" text:outline-level="2">Características de requerimientos CCCNAV</text:h>
      <text:h text:style-name="P17" text:outline-level="3">Conciso:</text:h>
      <text:p text:style-name="P8">Debe redactarse en un lenguaje comprensible por los inversores en lugar de uno de tipo técnico y especializado, aunque aun así debe referenciar los aspectos importantes.</text:p>
      <text:h text:style-name="P17" text:outline-level="3">Consistente: </text:h>
      <text:p text:style-name="P8">Ningún requisito debe entrar en conflicto con otro requisito diferente, ni con parte de otro.</text:p>
      <text:h text:style-name="P19" text:outline-level="3"><text:soft-page-break/><text:span text:style-name="T5">Completo</text:span><text:span text:style-name="T6">:</text:span><text:span text:style-name="T7"> </text:span></text:h>
      <text:p text:style-name="P8">Los requisitos deben contener en sí mismos toda la información necesaria, y no remitir a otras fuentes externas que los expliquen con más detalle.</text:p>
      <text:h text:style-name="P17" text:outline-level="3">No ambiguo: </text:h>
      <text:p text:style-name="P8">El texto debe ser claro, preciso y tener una única interpretación posible.</text:p>
      <text:h text:style-name="P17" text:outline-level="3">Alcanzable: </text:h>
      <text:p text:style-name="P8">Un requisito debe ser un objetivo realista, posible de ser alcanzado con el dinero, el tiempo y los recursos disponibles.</text:p>
      <text:h text:style-name="P17" text:outline-level="3">Verificable: </text:h>
      <text:p text:style-name="P8">Se debe poder verificar con absoluta certeza, si el requisito fue satisfecho o no.</text:p>
      <text:h text:style-name="P11" text:outline-level="1">Ciclo de vida del software, tipos.</text:h>
      <text:h text:style-name="P14" text:outline-level="2">Ciclo de vida</text:h>
      <text:p text:style-name="P9">– <text:span text:style-name="T8">Es un modelo de referencia de alto nivel de las actividades necesarias para el desarrollo de software.</text:span></text:p>
      <text:p text:style-name="P9">– <text:span text:style-name="T8">un modelo de ciclo de vida describe fases y actividades de desarrollo, con su orden.</text:span></text:p>
      <text:p text:style-name="P9">• <text:span text:style-name="T8">Describe las principales fases y actividades del desarrollo.</text:span></text:p>
      <text:h text:style-name="P14" text:outline-level="2">Ciclo de vida scrum</text:h>
      <text:p text:style-name="P10">Ciclo de vida que busca la entrega del proyecto perfecto, con el menor consumo de recursos posible. El equipo de trabajo se autogestiona y sus integrantes se complementan.</text:p>
      <text:h text:style-name="P19" text:outline-level="3"><text:span text:style-name="T6">Scrum master:</text:span><text:span text:style-name="T7"> </text:span></text:h>
      <text:p text:style-name="P8">persona que lidera el equipo guiándolo para que cumpla las reglas y procesos de la metodología;</text:p>
      <text:h text:style-name="P20" text:outline-level="3">Equipo scrum</text:h>
      <text:h text:style-name="P18" text:outline-level="3">Producto owner:</text:h>
      <text:p text:style-name="P8">Representante de los accionistas y clientes que usan el software, obtiene los requerimientos para luego parasarlos a un blacklog.</text:p>
      <text:h text:style-name="P20" text:outline-level="3"><text:soft-page-break/>Blacklog</text:h>
      <text:h text:style-name="P20" text:outline-level="3">Sprints</text:h>
      <text:h text:style-name="P20" text:outline-level="3">Scrum poker</text:h>
      <text:h text:style-name="P20" text:outline-level="3">Dayly scrum meeting</text:h>
      <text:h text:style-name="P14" text:outline-level="2">Cascada</text:h>
      <text:p text:style-name="P8">Las fases del ciclo de vida (requisitos, análisis, diseño, etc.) se realizan (en teoría) de manera lineal, una única vez, y el inicio de una fase no comienza hasta que termina la fase anterior.</text:p>
      <text:h text:style-name="P14" text:outline-level="2">Iterativo o incremental</text:h>
      <text:p text:style-name="P8">Se va liberando partes del producto (prototipos) periódicamente, en cada iteración, y cada nueva versión, normalmente, aumenta la funcionalidad y mejora en calidad respecto a la anterior.</text:p>
      <text:h text:style-name="P14" text:outline-level="2">Evolutivo</text:h>
      <text:p text:style-name="P8">Este modelo acepta que los requerimientos del usuario pueden cambiar en cualquier momento</text:p>
      <text:h text:style-name="P11" text:outline-level="1">Herramientas de gestión de proyectos.</text:h>
      <text:p text:style-name="Text_20_body"/>
      <text:p text:style-name="P8">El trabajo de gestión de la configuración puede apoyarse en herramientas, que por ejemplo hagan el control de versiones y control de cambios en forma automática.</text:p>
      <text:p text:style-name="P9">– <text:span text:style-name="T8">Implementar un repositorio centralizado y de publicarlo para equipos distribuidos.</text:span></text:p>
      <text:p text:style-name="P9">– <text:span text:style-name="T8">Controlar el flujo de trabajo definido en el circuito de cambios.</text:span></text:p>
      <text:p text:style-name="P9">– <text:span text:style-name="T8">Asignar permisos y estados.</text:span></text:p>
      <text:h text:style-name="P15" text:outline-level="2">– <text:span text:style-name="T9">Implementación de repositorio y control de versiones</text:span></text:h>
      <text:p text:style-name="P8">gantter: para hacer diagramas gantt, </text:p>
      <text:p text:style-name="P8">skery</text:p>
      <text:p text:style-name="P9">• <text:span text:style-name="T8">Microsoft Visual Source Safe</text:span></text:p>
      <text:p text:style-name="P9">• <text:span text:style-name="T8">ClearCase</text:span></text:p>
      <text:p text:style-name="P9">• <text:span text:style-name="T8">Surround SCM</text:span></text:p>
      <text:p text:style-name="P9">• <text:span text:style-name="T8">Concurrent Versioning System</text:span></text:p>
      <text:p text:style-name="P9">• <text:span text:style-name="T8">Subversion</text:span></text:p>
      <text:h text:style-name="P15" text:outline-level="2"><text:soft-page-break/>– <text:span text:style-name="T9">Seguimiento de incidentes y control de solicitudes de cambio</text:span></text:h>
      <text:p text:style-name="P9">• <text:span text:style-name="T8">Mantis</text:span></text:p>
      <text:p text:style-name="P9">• <text:span text:style-name="T8">Bugzilla</text:span></text:p>
      <text:p text:style-name="P9">• <text:span text:style-name="T8">Test Track Pro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Aguirre De Leon</meta:initial-creator>
    <meta:creation-date>2019-03-11T14:14:44.37</meta:creation-date>
    <meta:document-statistic meta:table-count="0" meta:image-count="0" meta:object-count="0" meta:page-count="6" meta:paragraph-count="121" meta:word-count="903" meta:character-count="5902"/>
    <dc:date>2019-03-11T14:15:19.08</dc:date>
    <dc:creator>Mauro Aguirre De Leon</dc:creator>
    <meta:editing-duration>PT40S</meta:editing-duration>
    <meta:editing-cycles>1</meta:editing-cycles>
    <meta:generator>OpenOffice/4.1.5$Win32 OpenOffice.org_project/415m1$Build-9789</meta:generator>
  </office:meta>
</office:document-meta>
</file>